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1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3">Chicago Jan 11th 1894/</text:p>
      <text:p text:style-name="P2">Dear Father,/</text:p>
      <text:p text:style-name="P2"><text:tab/>Your letter of the 9th inst. just/ received, now then I will tell you exactly/ how I sank so low and tho' it is indeed/ hard to tell it and it will be hard for/ you to hear still you ask for it and I give/ you the truth,/</text:p>
      <text:p text:style-name="P2"><text:tab/>I lived opposite gambling houses/ in Kansas City Kas at 6th &amp; Javier for over 5/ years and never went near them, and I was/ pointed out by all who knew me as a/ model young man, and all the good reports/ you heard of me while I was in Kansas City/ were true and so are the bad ones that you/ hear now/</text:p>
      <text:p text:style-name="P2"><text:tab/>Well when I left home last summer/ a year ago after having been so ill, I came/ back to Kansas City and got sick again/ then I lay idle and that curse came upon/ me to gamble I started in on Aug 23rd 1892/ and tho' Mr Simms begged and helped./</text:p>
      <text:p text:style-name="P2"/>
      <text:p text:style-name="P2"><text:soft-page-break/>[Page 2]</text:p>
      <text:p text:style-name="P2">me to quit and he was the only other per-/son besides myself who knew it yet I/ could not resist temptations I think/ sickness must have made me very weak/ mentally, so I lost hundreds of dollars and/ borrowed hundreds from Mr Simms and/ others until Oct 18-1892 when after/ having tried and tried to overcome this/ passion for this wickedness, I implored the/ help of God and with His help I quit and as/ I thought never to fall into such a habit/ again, of course I kept it from you for I/ knew it would break your heart, then I/ owed over $180 and I resolved to deny/ myself everything to square it and again/ be able to look the world in the face,/ so after living in a freezing cold room/ all winter in order to reduce expenses,/ and looking very ragged and ay' even/ dirty to save laundry bills on Feb 5th/ 1893 I was again square with the/ world not one penny did I owe, and/ I did very well for nearly 5 months/ tho' I saved no money, still I owed no/</text:p>
      <text:p text:style-name="P2"/>
      <text:p text:style-name="P2">[Page 3]</text:p>
      <text:p text:style-name="P2">more, and I had good prospects until on/ June 30th I started out to the races and/ lost a few dollars, stung by that loss/ I started in again and so it was every/ cent I earned outside of my board and/ lodging I gambled, and then after conquer-/ing the passion for a few weeks I would/ start in again worse than ever, so on/ Aug 17th 1893 I went off one day at 12.30/ from M K Wei's and never went/ back, then two days after Mr Cay/ was glad to take me at $65 per month/ with prospects of an interest in the/ business, then after staying right for/ nearly a month the terrible temptation/ came upon me again and I started in/ again on my downward course and/ Mr. Cay after repeatedly warning me finally/ discharged me, the first time in my/ life that I was ever discharged, as I al-/ways did my duties capably, then I/ stayed around Kansas City over two/ months borrowing here and there and/ owing a board bill, till finally after/</text:p>
      <text:p text:style-name="P2"/>
      <text:p text:style-name="P2">[Page 4]</text:p>
      <text:p text:style-name="P2">being disappointed in several<text:span text:style-name="T1">e</text:span> situations/ I left for St Louis, nothing there I came/ here which is worse yet, Oh I [?] what/ I have been, and if I were like some/ men I would not care, but believe me/ Father I <text:span text:style-name="T3">do</text:span><text:span text:style-name="T4"> care for before God I/ swear it that if I live all this money/ will be paid back if it take every drop/ of my blood to do it, I only wish that/ I could see you for I would rather talk/ to you than write, yes I pray to God to/ forgive me for all the misery and heart-/aches that I have caused you, and He/ knows that I feel myself what I have/ fallen into and I must lift myself/ out of not only for the sake of the/ name I bear but to show those whom/ I have wronged and whose confidence/ I have betrayed that I am </text:span><text:span text:style-name="T3">a man</text:span><text:span text:style-name="T4">/ for all that./</text:span></text:p>
      <text:p text:style-name="P2"><text:span text:style-name="T4"><text:tab/>Depend upon it that any/ money that I received in Chicago was/</text:span></text:p>
      <text:p text:style-name="P2"><text:span text:style-name="T4"/></text:p>
      <text:p text:style-name="P2"><text:span text:style-name="T4">[Page 5]</text:span></text:p>
      <text:p text:style-name="P2"><text:span text:style-name="T4">not received in any way so as to hurt/ your good name and will be paid/ back./</text:span></text:p>
      <text:p text:style-name="P2"><text:span text:style-name="T4"><text:tab/>I know it is hard to make/ even those who love you believe you/ when you have done so much evil</text:span><text:span text:style-name="T2">e</text:span><text:span text:style-name="T4">/ but God knows I am telling you the/ truth, for I never until this evil/ came over me wrote you one lie/ from Kansas City and the business/ in which I was was [?] a business/ of lies that is certain./</text:span></text:p>
      <text:p text:style-name="P2"><text:span text:style-name="T4"><text:tab/>As I said before/ and I said it to my sisters, I want/ none of your money that I cannot/ pay back, either now or if I should/ be unfortunate enough to outlive you,/ for I if I could regain the reputation/ character and all that I have lost/ in the past six months I would/ not take all the money that/ any man could give me./</text:span></text:p>
      <text:p text:style-name="P2"><text:span text:style-name="T4"/></text:p>
      <text:p text:style-name="P2"><text:span text:style-name="T4">[Page 6]</text:span></text:p>
      <text:p text:style-name="P2"><text:span text:style-name="T4">No my Father I am bent soley on/ one thing that is the determination/ to redeem myself in Kansas City/ Philadelphia and in fact before all/ those who know me so that some/ day I can go back, to Mr Simms/ my truest friend and say to/ him </text:span><text:span text:style-name="T3">I am a man</text:span><text:span text:style-name="T4">./</text:span></text:p>
      <text:p text:style-name="P2"><text:soft-page-break/><text:span text:style-name="T4"><text:tab/>Now then where to/ go and I must go </text:span><text:span text:style-name="T3">soon</text:span><text:span text:style-name="T4"> for here/ small pox is raving and in the/ cheap lodging houses where I stay/ although the beds are clean still/ the people are common dirty fellows/ and might bring the dreaded disease/ into the places./</text:span></text:p>
      <text:p text:style-name="P2"><text:span text:style-name="T4"><text:tab/>Here are figures although/ I know it is very different to determine/ what point to go to now still I think/ either way up north or west or south/ are the places, I have inquired the/ prices of tickets from Chicago to/ California or Texas, to the former/ the 2nd class rate is 47.50/</text:span></text:p>
      <text:p text:style-name="P2"><text:span text:style-name="T4"/></text:p>
      <text:p text:style-name="P2"><text:span text:style-name="T4">[Page 7]</text:span></text:p>
      <text:p text:style-name="P2"><text:span text:style-name="T4">and of course would necessitate tak-/ing a cheap sleeper which is $4 for four/ nights and days, to Texas the 2nd/ class fare is $18.75 and one would/ not need a sleeper as the journey/ is only two days and 2 nights, now/ I will go to either place, makes/ no difference and then I will begin/ life over again once more and </text:span><text:span text:style-name="T3">try</text:span><text:span text:style-name="T4">/ </text:span><text:span text:style-name="T3">try</text:span><text:span text:style-name="T4"> so hard to redeem myself and/ make my name what it should/ be./</text:span></text:p>
      <text:p text:style-name="P2"><text:span text:style-name="T4"><text:tab/>If you decide to send me money/ to go either west or south, send a draft/ or registered letter to me./</text:span></text:p>
      <text:p text:style-name="P2"><text:span text:style-name="T4"><text:tab/>Your Son./ Leon/</text:span></text:p>
      <text:p text:style-name="P2"><text:span text:style-name="T4">Please let me hear from you as soon as you/ will./</text:span></text:p>
      <text:p text:style-name="P2"><text:span text:style-name="T4"><text:tab/>c[/ inserted by author]o General Delivery./ Post Office/ Chicago Ill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41:51.17</meta:creation-date>
    <dc:date>2011-12-20T11:54:40.19</dc:date>
    <dc:creator>Penn Libraries</dc:creator>
    <meta:editing-duration>PT00H40M5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7" meta:word-count="1307" meta:character-count="6936"/>
  </office:meta>
</office:document-meta>
</file>